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mbria" svg:font-family="Cambria"/>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2" style:family="paragraph" style:parent-style-name="Standard">
      <style:paragraph-properties fo:margin-bottom="0.0833in">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3"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Cambria" fo:font-size="12.0pt"/>
    </style:style>
    <style:style style:name="P4" style:family="paragraph" style:parent-style-name="Standard">
      <style:paragraph-properties fo:margin-bottom="0.0833in">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Cambria" fo:font-size="12.0pt"/>
    </style:style>
    <style:style style:name="P5" style:family="paragraph" style:parent-style-name="Standard">
      <style:paragraph-properties fo:margin-left="0.5000in" fo:text-indent="-0.5000in">
        <style:tab-stops>
          <style:tab-stop style:position="0.1528in"/>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P6" style:family="paragraph" style:parent-style-name="Standard">
      <style:text-properties style:font-name="Cambria" fo:font-size="12.0pt"/>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fo:font-weight="bold" fo:font-weight-asian="bold" fo:font-weight-complex="bold"/>
    </style:style>
    <style:style style:name="T3" style:family="text">
      <style:text-properties fo:font-style="italic" fo:font-style-asian="italic" fo:font-style-complex="italic"/>
    </style:style>
    <style:style style:name="T4" style:family="text">
      <style:text-properties style:text-position="super 100%"/>
    </style:style>
    <style:style style:name="T5"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
      <text:p text:style-name="P1"><text:span text:style-name="T1">Filter framework Analysis Notes – HPExpt</text:span></text:p>
      <text:p text:style-name="P1"/>
      <text:p text:style-name="P2"><text:span text:style-name="T2">1) DFSsj_HPexpt_getripalignspiking_ver4.m <text:s text:c="3"/></text:span></text:p>
      <text:p text:style-name="P1">- Files stored with _feb14 in name now</text:p>
      <text:p text:style-name="P2">- Calls DFAsj_getripalignspiking.m (requires sj_getripples_tetinfo.m, a variant of getripples.m, which gets ripples by looking across all tetrodes: “GLOBAL RIPPLE”)</text:p>
      <text:p text:style-name="P3"/>
      <text:p text:style-name="P2"><text:span text:style-name="T2">2) DFSsj_HPexpt_getripalignspiking_perepoch_ver4.m </text:span></text:p>
      <text:p text:style-name="P1">- Files stored with _feb14 in name now</text:p>
      <text:p text:style-name="P1">- Storing ripple aligned responses for cells in each epoch separately. Saves a “ripplemod” structure file for each day, just like a “ripples” or “spikes” file.</text:p>
      <text:p text:style-name="P1">- This will make it easy to just load this data in filter framework rather than re-computing everytime.</text:p>
      <text:p text:style-name="P1"/>
      <text:p text:style-name="P2"><text:span text:style-name="T2">3) sj_addripmodtag_var4.m</text:span></text:p>
      <text:p text:style-name="P2"><text:span text:style-name="T3">- First code adds ripplemodtag for HPa,b,c for all epochs <text:s/>and for both PFC and CA1 based on mean difference statistics. Not updated to include Ndl yet. </text:span></text:p>
      <text:p text:style-name="P2"><text:span text:style-name="T3">- Second code (one being more important now) adds “ripplemodtag2” based on the new variance measure for PFC calles for run epochs for all animals. </text:span></text:p>
      <text:p text:style-name="P2">- For PFC and CA1 cells, goes through run and sleep epochs (separately), and adds a tag to each cell based on whether they are significantly modulated or not.</text:p>
      <text:p text:style-name="P2">- For run epochs, tag is added based on data combined across epochs</text:p>
      <text:p text:style-name="P2">- For sleep epochs, pre and post sleep are kept separate</text:p>
      <text:p text:style-name="P2"/>
      <text:p text:style-name="P2"><text:span text:style-name="T2">4) DFSsj_plotthetamod4.m. Still the same</text:span></text:p>
      <text:p text:style-name="P2">- Calls DFAsj_plotthetamod.m </text:p>
      <text:p text:style-name="P2">- Get theta modulation of cells during run epochs. For both PFC and CA1, reference is CA1 theta on dCA1 reference electrode. </text:p>
      <text:p text:style-name="P2">- I run separately for PFC and CA1 cells for run sessions. Data is combined across runs, and saved in “*_gather” files with summary data which can be loaded and plotted. Combines data across run epochs and computes fits and stats of circular concentration as well. Plots for single cells as well as population summary</text:p>
      <text:p text:style-name="P2"/>
      <text:p text:style-name="P2"><text:span text:style-name="T2">5) sj_combine_thetaandripplemod2_ver4.m <text:s/></text:span></text:p>
      <text:p text:style-name="P2"><text:span text:style-name="T3">does the comparison with the newest “var” measure</text:span></text:p>
      <text:p text:style-name="P4"/>
      <text:p text:style-name="P4"/>
      <text:p text:style-name="P1"/>
      <text:p text:style-name="P2"><text:span text:style-name="T2">6) sj_addthetamodtag4.m <text:s text:c="2"/>Same as before</text:span></text:p>
      <text:p text:style-name="P2">- Similar to sj_addripplemodtag</text:p>
      <text:p text:style-name="P1"/>
      <text:p text:style-name="P2"><text:span text:style-name="T2">7) DFSsj_HPexpt_ThetacorrAndRipresp_ver4.</text:span></text:p>
      <text:p text:style-name="P1">- Calls DFAsj_HPexpt_getripresp_corrandcoactz.m and DFAsj_getthetacrosscov.m/ DFAsj_getthetacrosscov_timecondition.m</text:p>
      <text:p text:style-name="P1"/>
      <text:p text:style-name="P1"/>
      <text:p text:style-name="P1"><text:span text:style-name="T2">8) DFSsj_HPexpt_glm_theta4.m </text:span></text:p>
      <text:list text:style-name="L1">
        <text:list-item>
          <text:p text:style-name="P5">Calls DFSsj_glm_ripalign_dataForTheta and DFSsj_glm_thetaGR</text:p>
        </text:list-item>
        <text:list-item>
          <text:p text:style-name="P5">Does a glmfit of “ripplemod” data and a glmfit of theta data to ripple firing</text:p>
        </text:list-item>
      </text:list>
      <text:p text:style-name="P3"/>
      <text:p text:style-name="P1"><text:span text:style-name="T2"><text:s text:c="2"/></text:span></text:p>
      <text:p text:style-name="P1"><text:span text:style-name="T2">9) sj_getPFC_CA1_sigcorridxs3.m and sj_getPFC_CA1_sigidxs</text:span></text:p>
      <text:p text:style-name="P1">- Gets indices of significant correlations based on the pairwise correlations (or glm fits based on ripple glmfit for the 2<text:span text:style-name="T4">nd</text:span><text:s/>file).</text:p>
      <text:p text:style-name="P1"/>
      <text:p text:style-name="P1"><text:span text:style-name="T5">10) Place filed correlations based on the significant correlations: Demetris has code.</text:span></text:p>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meta:initial-creator>Shantanu Jadhav</meta:initial-creator>
  </office:meta>
</office:document-meta>
</file>